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manda aperta n.1 </text:p>
      <text:p text:style-name="Standard"/>
      <text:p text:style-name="Standard">Nel caso vi sia una query che impiega molto tempo a concludersi, quali sono le azioni che intraprenderesti per ridurre il tempo di esecuzione? </text:p>
      <text:p text:style-name="Standard"/>
      <text:p text:style-name="Standard">Risposta ,</text:p>
      <text:p text:style-name="Standard"/>
      <text:p text:style-name="Standard">Verificherei dal piano di esecuzione se la query sta utilizzando gli indici giusti e se le statistiche sulle tabelle coinvolte sono aggiornate.</text:p>
      <text:p text:style-name="Standard">Nel caso non fosse possibile ottimizzarla mediante aggiunta di indici proverei a rifattorizzarla utilizzando a seconda dei casi: </text:p>
      <text:p text:style-name="Standard"/>
      <text:p text:style-name="Standard">a) partizionamento orizzontale</text:p>
      <text:p text:style-name="Standard">b) partizionamento verticale</text:p>
      <text:p text:style-name="Standard">c) viste pre-aggreganti</text:p>
      <text:p text:style-name="Standard">d) common table expressions</text:p>
      <text:p text:style-name="Standard"/>
      <text:p text:style-name="Standard">….</text:p>
      <text:p text:style-name="Standard"/>
      <text:p text:style-name="Standard">Domanda aperta n.2</text:p>
      <text:p text:style-name="Standard"/>
      <text:p text:style-name="Standard">Immagina che dopo il tuo processo ETL si vogliano fare analisi sui dati spaziali, quali idee ti vengono in mente per facilitare il lavoro agli analisti? </text:p>
      <text:p text:style-name="Standard"/>
      <text:p text:style-name="Standard">Risposta </text:p>
      <text:p text:style-name="Standard"/>
      <text:p text:style-name="Standard">Utilizzo di librerie per la visualizzazione di dati geospaziali come geopandas o geoplo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ianmarco iapoce</meta:initial-creator>
    <meta:creation-date>2022-12-21T15:49:19.53</meta:creation-date>
    <meta:generator>OpenOffice/4.1.7$Win32 OpenOffice.org_project/417m1$Build-9800</meta:generator>
    <dc:date>2022-12-21T16:43:44.82</dc:date>
    <dc:creator>gianmarco iapoce</dc:creator>
    <meta:editing-duration>PT54M27S</meta:editing-duration>
    <meta:editing-cycles>1</meta:editing-cycles>
    <meta:document-statistic meta:table-count="0" meta:image-count="0" meta:object-count="0" meta:page-count="1" meta:paragraph-count="14" meta:word-count="127" meta:character-count="822"/>
  </office:meta>
</office:document-meta>
</file>